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9ea" officeooo:paragraph-rsid="000869ea"/>
    </style:style>
    <style:style style:name="P2" style:family="paragraph" style:parent-style-name="Standard">
      <style:text-properties officeooo:rsid="000869ea" officeooo:paragraph-rsid="0009d06a"/>
    </style:style>
    <style:style style:name="P3" style:family="paragraph" style:parent-style-name="Standard">
      <style:text-properties officeooo:paragraph-rsid="0009d06a"/>
    </style:style>
    <style:style style:name="P4" style:family="paragraph" style:parent-style-name="Standard">
      <style:paragraph-properties fo:margin-left="0in" fo:margin-right="0in" fo:text-indent="0.5in" style:auto-text-indent="false"/>
      <style:text-properties officeooo:paragraph-rsid="0009d06a"/>
    </style:style>
    <style:style style:name="P5" style:family="paragraph" style:parent-style-name="Standard">
      <style:paragraph-properties fo:margin-left="0in" fo:margin-right="0in" fo:text-indent="0in" style:auto-text-indent="false"/>
      <style:text-properties officeooo:paragraph-rsid="0009d06a"/>
    </style:style>
    <style:style style:name="P6" style:family="paragraph" style:parent-style-name="Standard">
      <style:paragraph-properties fo:margin-top="0in" fo:margin-bottom="0.139in" loext:contextual-spacing="false" fo:line-height="115%"/>
      <style:text-properties officeooo:paragraph-rsid="0009d06a"/>
    </style:style>
    <style:style style:name="P7" style:family="paragraph" style:parent-style-name="Standard">
      <style:paragraph-properties fo:margin-top="0in" fo:margin-bottom="0.139in" loext:contextual-spacing="false" fo:line-height="115%"/>
      <style:text-properties style:font-name="Calibri" fo:font-size="11pt" fo:language="en" fo:country="none" fo:font-weight="normal" officeooo:paragraph-rsid="0009d06a" style:font-size-asian="11pt" style:font-weight-asian="normal"/>
    </style:style>
    <style:style style:name="P8" style:family="paragraph" style:parent-style-name="Standard" style:list-style-name="L1">
      <style:text-properties officeooo:rsid="000cb6bf" officeooo:paragraph-rsid="000cb6bf"/>
    </style:style>
    <style:style style:name="P9" style:family="paragraph" style:parent-style-name="Standard" style:list-style-name="L1">
      <style:text-properties officeooo:rsid="000d8f0f" officeooo:paragraph-rsid="000d8f0f"/>
    </style:style>
    <style:style style:name="P10" style:family="paragraph" style:parent-style-name="Standard">
      <style:paragraph-properties fo:margin-top="0in" fo:margin-bottom="0.139in" loext:contextual-spacing="false" fo:line-height="115%"/>
      <style:text-properties style:font-name="Calibri" fo:font-size="11pt" fo:language="en" fo:country="none" fo:font-weight="bold" officeooo:paragraph-rsid="0009d06a" style:font-size-asian="11pt" style:font-weight-asian="bold"/>
    </style:style>
    <style:style style:name="P11" style:family="paragraph" style:parent-style-name="Standard">
      <style:paragraph-properties fo:margin-top="0in" fo:margin-bottom="0.139in" loext:contextual-spacing="false" fo:line-height="115%"/>
      <style:text-properties style:font-name="Calibri" fo:font-size="11pt" fo:language="en" fo:country="none" fo:font-weight="normal" officeooo:paragraph-rsid="0009d06a" style:font-size-asian="11pt" style:font-weight-asian="normal"/>
    </style:style>
    <style:style style:name="P12" style:family="paragraph" style:parent-style-name="Standard">
      <style:paragraph-properties fo:margin-top="0in" fo:margin-bottom="0.139in" loext:contextual-spacing="false" fo:line-height="115%"/>
      <style:text-properties style:font-name="Calibri" fo:font-size="11pt" fo:language="en" fo:country="none" fo:font-weight="normal" officeooo:paragraph-rsid="001034ae" style:font-size-asian="11pt" style:font-weight-asian="normal"/>
    </style:style>
    <style:style style:name="P13" style:family="paragraph" style:parent-style-name="Standard">
      <style:paragraph-properties fo:margin-top="0in" fo:margin-bottom="0.139in" loext:contextual-spacing="false" fo:line-height="115%"/>
      <style:text-properties style:font-name="Calibri" fo:font-size="11pt" fo:language="en" fo:country="none" fo:font-weight="normal" officeooo:rsid="000869ea" officeooo:paragraph-rsid="0009d06a" style:font-size-asian="11pt" style:font-weight-asian="normal"/>
    </style:style>
    <style:style style:name="P14" style:family="paragraph" style:parent-style-name="Standard">
      <style:paragraph-properties fo:margin-top="0in" fo:margin-bottom="0.139in" loext:contextual-spacing="false" fo:line-height="115%"/>
      <style:text-properties style:font-name="Calibri" fo:font-size="11pt" fo:language="en" fo:country="none" fo:font-weight="normal" officeooo:rsid="001034ae" officeooo:paragraph-rsid="001034ae" style:font-size-asian="11pt" style:font-weight-asian="normal"/>
    </style:style>
    <style:style style:name="P15" style:family="paragraph" style:parent-style-name="Standard">
      <style:paragraph-properties fo:margin-top="0in" fo:margin-bottom="0.139in" loext:contextual-spacing="false" fo:line-height="115%"/>
      <style:text-properties style:font-name="Calibri" fo:font-size="11pt" fo:language="en" fo:country="none" fo:font-weight="normal" officeooo:rsid="000b7689" officeooo:paragraph-rsid="000b7689" style:font-size-asian="11pt" style:font-weight-asian="normal"/>
    </style:style>
    <style:style style:name="P16" style:family="paragraph" style:parent-style-name="Standard">
      <style:paragraph-properties fo:margin-top="0in" fo:margin-bottom="0.139in" loext:contextual-spacing="false" fo:line-height="115%"/>
      <style:text-properties officeooo:paragraph-rsid="001034ae"/>
    </style:style>
    <style:style style:name="P17" style:family="paragraph" style:parent-style-name="Standard">
      <style:paragraph-properties fo:margin-top="0in" fo:margin-bottom="0.139in" loext:contextual-spacing="false" fo:line-height="115%"/>
      <style:text-properties officeooo:paragraph-rsid="0009d06a"/>
    </style:style>
    <style:style style:name="P18" style:family="paragraph" style:parent-style-name="Standard">
      <style:paragraph-properties fo:margin-top="0in" fo:margin-bottom="0.139in" loext:contextual-spacing="false" fo:line-height="115%"/>
      <style:text-properties officeooo:rsid="001034ae" officeooo:paragraph-rsid="001034ae"/>
    </style:style>
    <style:style style:name="T1" style:family="text">
      <style:text-properties officeooo:rsid="0009d06a"/>
    </style:style>
    <style:style style:name="T2" style:family="text">
      <style:text-properties officeooo:rsid="0017c8a3"/>
    </style:style>
    <style:style style:name="T3" style:family="text">
      <style:text-properties style:font-name="Calibri" fo:font-size="11pt" fo:language="en" fo:country="none" fo:font-weight="normal" style:font-size-asian="11pt" style:font-weight-asian="normal"/>
    </style:style>
    <style:style style:name="T4" style:family="text">
      <style:text-properties style:font-name="Calibri" fo:font-size="11pt" fo:language="en" fo:country="none" fo:font-weight="normal" officeooo:rsid="0009d06a" style:font-size-asian="11pt" style:font-weight-asian="normal"/>
    </style:style>
    <style:style style:name="T5" style:family="text">
      <style:text-properties style:font-name="Calibri" fo:font-size="11pt" fo:language="en" fo:country="none" fo:font-weight="normal" officeooo:rsid="000b7689" style:font-size-asian="11pt" style:font-weight-asian="normal"/>
    </style:style>
    <style:style style:name="T6" style:family="text">
      <style:text-properties style:font-name="Calibri" fo:font-size="11pt" fo:language="en" fo:country="none" fo:font-weight="normal" officeooo:rsid="001034ae" style:font-size-asian="11pt" style:font-weight-asian="normal"/>
    </style:style>
    <style:style style:name="T7" style:family="text">
      <style:text-properties officeooo:rsid="000cb6bf"/>
    </style:style>
    <style:style style:name="T8" style:family="text">
      <style:text-properties officeooo:rsid="000d8f0f"/>
    </style:style>
    <style:style style:name="T9" style:family="text">
      <style:text-properties officeooo:rsid="000e6562"/>
    </style:style>
    <style:style style:name="T10" style:family="text">
      <style:text-properties officeooo:rsid="001034a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text:p>
      <text:p text:style-name="P2"><text:tab/>Good news guardians,</text:p>
      <text:p text:style-name="P3">The Devil’s Legacy has become large enough to split into <text:span text:style-name="T2">two</text:span> clans!</text:p>
      <text:p text:style-name="P5">We will be using discord to coordinate between the clans and will likely be expanding again soon. This means it’s more important than ever to have everyone active in the discord server. </text:p>
      <text:p text:style-name="P4">To make things easier, and help everyone easily join groups with other clan members, we have decided to have each clan represent a <text:span text:style-name="T1">regional </text:span>time zone. This will also give members more opportunities to fill leadership positions in each clan. </text:p>
      <text:p text:style-name="P2"><text:tab/>If you are not in the correct clan, you can apply by clicking on the appropriate link <text:span text:style-name="T1">in the Join TDL section of this page</text:span>.</text:p>
      <text:p text:style-name="P1"/>
      <text:p text:style-name="P1">Statement</text:p>
      <text:p text:style-name="P1"><text:tab/><text:span text:style-name="T7">TDL was created during the Destiny One days. We are a chill clan that is for mature players only. We want everyone to feel welcome, and will not tolerate players that break our Code of Conduct.</text:span></text:p>
      <text:p text:style-name="P1"/>
      <text:p text:style-name="P1">Requirements</text:p>
      <text:list xml:id="list2462387970" text:style-name="L1">
        <text:list-item>
          <text:p text:style-name="P8">Must be 18 years or older.</text:p>
        </text:list-item>
        <text:list-item>
          <text:p text:style-name="P8">Must be present on Discord <text:span text:style-name="T9">1.5 hours a</text:span> <text:span text:style-name="T8">week</text:span>.</text:p>
        </text:list-item>
        <text:list-item>
          <text:p text:style-name="P8">Must have a working mic.</text:p>
        </text:list-item>
        <text:list-item>
          <text:p text:style-name="P9">Read and understand the TDL Code of Conduct.</text:p>
        </text:list-item>
        <text:list-item>
          <text:p text:style-name="P9"/>
        </text:list-item>
      </text:list>
      <text:p text:style-name="P1"/>
      <text:p text:style-name="P1"/>
      <text:p text:style-name="P10">First we have to cover the TDL Code of Conduct</text:p>
      <text:p text:style-name="P7"/>
      <text:p text:style-name="P16"><text:span text:style-name="T6">&lt;div&gt;</text:span></text:p>
      <text:p text:style-name="P16"><text:span text:style-name="T3">1. <text:s/>Every TDL member must read and understand the </text:span><text:span text:style-name="T4">TDL</text:span><text:span text:style-name="T3"> Code of Conduct.</text:span></text:p>
      <text:p text:style-name="P16"><text:span text:style-name="T6">&lt;/div&gt;</text:span></text:p>
      <text:p text:style-name="P7"/>
      <text:p text:style-name="P12"><text:span text:style-name="T10">&lt;div&gt;</text:span></text:p>
      <text:p text:style-name="P12">2. <text:s/>TDL does not tolerate discrimination, racism, or harassment, by or towards, any player in any situation.</text:p>
      <text:p text:style-name="P16"><text:span text:style-name="T4">Players who participate </text:span><text:span text:style-name="T3">racism and sexual harassment </text:span><text:span text:style-name="T4">will be </text:span><text:span text:style-name="T3">removed from TDL.</text:span></text:p>
      <text:p text:style-name="P16"><text:span text:style-name="T6">&lt;/div&gt;</text:span></text:p>
      <text:p text:style-name="P7"/>
      <text:p text:style-name="P12"><text:span text:style-name="T10">&lt;div&gt;</text:span></text:p>
      <text:p text:style-name="P12">3. <text:s/>Leaders within TDL <text:s/>are responsible for:</text:p>
      <text:p text:style-name="P6"><text:soft-page-break/><text:span text:style-name="T4">M</text:span><text:span text:style-name="T3">aintaining professional game play during </text:span><text:span text:style-name="T4">all ingame activities</text:span><text:span text:style-name="T3">, as well as oversight and evaluation of performance and behavior of lower ranking members.</text:span></text:p>
      <text:p text:style-name="P12">(Respect the chain of command.)</text:p>
      <text:p text:style-name="P12"><text:span text:style-name="T10">&lt;/div&gt;</text:span></text:p>
      <text:p text:style-name="P7"/>
      <text:p text:style-name="P14">&lt;div&gt;</text:p>
      <text:p text:style-name="P7">4. <text:s/>A TDL member: NEVER LEAVES ANOTHER TDL MEMBER BEHIND.</text:p>
      <text:p text:style-name="P7">(Don't let anyone feel left out.)</text:p>
      <text:p text:style-name="P14">&lt;/div&gt;</text:p>
      <text:p text:style-name="P7"/>
      <text:p text:style-name="P14">&lt;div&gt;</text:p>
      <text:p text:style-name="P7">5. <text:s/>All members have an "Open Door Policy" to speak with Leaders and Founders on any issues or with any ideas. But still impress the responsibility to report to the appropriate leaders within the TDL Chain of Command.</text:p>
      <text:p text:style-name="P7">we will cover the Rank Structure after the code of conduct</text:p>
      <text:p text:style-name="P14">&lt;/div&gt;</text:p>
      <text:p text:style-name="P7"/>
      <text:p text:style-name="P18"><text:span text:style-name="T3">&lt;div&gt;</text:span></text:p>
      <text:p text:style-name="P6"><text:span text:style-name="T3">6. <text:s/>A TDL member takes pride in his or her membership and is encouraged </text:span><text:span text:style-name="T4">to create a safe and fun gameplay experiance for all players. </text:span></text:p>
      <text:p text:style-name="P6"><text:span text:style-name="T3">(</text:span><text:span text:style-name="T4">This includes people not in the clan</text:span><text:span text:style-name="T3">.)</text:span></text:p>
      <text:p text:style-name="P18"><text:span text:style-name="T3">&lt;/div&gt;</text:span></text:p>
      <text:p text:style-name="P7"/>
      <text:p text:style-name="P18"><text:span text:style-name="T3">&lt;div&gt;</text:span></text:p>
      <text:p text:style-name="P6"><text:span text:style-name="T3">7. <text:s/>TDL <text:s/>members must maintain a professional manner and attitude during </text:span><text:span text:style-name="T4">game </text:span><text:span text:style-name="T3">play as well as within lobby chat in order to represent TDL as a positive gaming community.</text:span></text:p>
      <text:p text:style-name="P6"><text:span text:style-name="T3">(If you are about to rage mute your mic or walk away from the game. Let your gameplay do the trash talking for you. </text:span><text:span text:style-name="T4">W</text:span><text:span text:style-name="T3">e don't want to spread negativity)</text:span></text:p>
      <text:p text:style-name="P18"><text:span text:style-name="T3">&lt;/div&gt;</text:span></text:p>
      <text:p text:style-name="P7"/>
      <text:p text:style-name="P16"><text:soft-page-break/><text:span text:style-name="T6">&lt;div&gt;</text:span></text:p>
      <text:p text:style-name="P16"><text:span text:style-name="T5">8</text:span><text:span text:style-name="T3">. <text:s/>The lowest allowed age to be recruited into TDL is: 18</text:span></text:p>
      <text:p text:style-name="P7">(acceptions may be made depending on maturity and majority vote from Senior officer staff.)</text:p>
      <text:p text:style-name="P14">&lt;/div&gt;</text:p>
      <text:p text:style-name="P6"><text:span text:style-name="T5"/></text:p>
      <text:p text:style-name="P16"><text:span text:style-name="T6">&lt;div&gt;</text:span></text:p>
      <text:p text:style-name="P16"><text:span text:style-name="T5">9</text:span><text:span text:style-name="T3">. <text:s/>The list of prohibited activities includes, but is not limited to: Illegal Drugs, Software Alteration, Modding of Games, Console Manipulation, Other Forms of Piracy, Racketeering, Money laundering, Blackmail, Murder, Child Pornography, Prostitution, Bestiality, Incest, Slavery, Fraud, Cannibalism, Theft, Vigilantism, Harassment, and Acts of Treason.</text:span></text:p>
      <text:p text:style-name="P18"><text:span text:style-name="T3">&lt;/div&gt;</text:span></text:p>
      <text:p text:style-name="P7"/>
      <text:p text:style-name="P14">&lt;div&gt;</text:p>
      <text:p text:style-name="P15">10. Last but certanly not lease, have fun!</text:p>
      <text:p text:style-name="P14">&lt;/div&gt;</text:p>
      <text:p text:style-name="P7"/>
      <text:p text:style-name="P6"><text:span text:style-name="T3">Now we have covered the Code of Conduct, I will cover the rank Structure also known as the Chain of Command. <text:s/>Within each branch there are the following: </text:span><text:span text:style-name="T5">(Player ranks will be reflected within Discord.)</text:span></text:p>
      <text:p text:style-name="P7">RCT</text:p>
      <text:p text:style-name="P7">PVT</text:p>
      <text:p text:style-name="P7">CPL</text:p>
      <text:p text:style-name="P7">SGT</text:p>
      <text:p text:style-name="P7">LT (1 thru 4) <text:s/>4th:<text:tab/>3rd:<text:tab/>2nd:<text:tab/>1st:</text:p>
      <text:p text:style-name="P7">CPT (1 thru2) 2nd:<text:tab/>1st:<text:tab/>2nd:</text:p>
      <text:p text:style-name="P7">GEN - </text:p>
      <text:p text:style-name="P7">Co-Founder:</text:p>
      <text:p text:style-name="P13">Founder: TDL Ruric</text:p>
      <text:p text:style-name="P1"><text:tab/></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08:56:41.045301849</meta:creation-date>
    <dc:date>2018-10-21T12:50:05.567140424</dc:date>
    <meta:editing-duration>PT32M51S</meta:editing-duration>
    <meta:editing-cycles>4</meta:editing-cycles>
    <meta:generator>LibreOffice/6.0.6.2$Linux_X86_64 LibreOffice_project/00m0$Build-2</meta:generator>
    <meta:document-statistic meta:table-count="0" meta:image-count="0" meta:object-count="0" meta:page-count="4" meta:paragraph-count="64" meta:word-count="584" meta:character-count="3361" meta:non-whitespace-character-count="2823"/>
  </office:meta>
</office:document-meta>
</file>